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9706" officeooo:paragraph-rsid="00059706"/>
    </style:style>
    <style:style style:name="T1" style:family="text">
      <style:text-properties officeooo:rsid="000597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veloppeur Web</text:p>
      <text:p text:style-name="P1"/>
      <text:p text:style-name="P1">Plus qu’un métier…</text:p>
      <text:p text:style-name="Standard"/>
      <text:p text:style-name="Standard">Lorem ipsum dolor sit amet, consectetur adipiscing elit. Suspendisse pretium elementum velit vel blandit. Suspendisse vitae tellus eget augue semper condimentum vel eget dolor. Quisque maximus, eros ut viverra viverra, lorem eros convallis felis, a faucibus est purus quis nisl. Morbi viverra consequat egestas. Maecenas a vulputate tellus, aliquet iaculis purus. Suspendisse egestas turpis ullamcorper vehicula vestibulum. Suspendisse potenti. Aliquam eget neque consequat sapien vulputate euismod. Phasellus cursus dolor nunc, sit amet porta metus luctus ac. Integer in malesuada sem, at cursus eros. Aenean venenatis nunc ut est pulvinar sollicitudin. Aenean id porttitor ligula. Nam metus augue, dictum ac laoreet sed, finibus sed lectus.</text:p>
      <text:p text:style-name="Standard"/>
      <text:p text:style-name="Standard">Proin pulvinar, quam id pellentesque vehicula, massa ex iaculis quam, sed tincidunt neque justo nec nisl. Aliquam sapien nibh, pellentesque id tellus nec, efficitur ultricies ante. In et ex consequat, egestas massa eget, facilisis nulla. Donec molestie tincidunt nisl et molestie. Nullam hendrerit ac nunc vitae eleifend. Donec a mi sapien. Sed quis condimentum ligula, eget accumsan nisi. Sed efficitur molestie velit vel maximus. Pellentesque in dignissim erat. Maecenas scelerisque neque arcu. Fusce porttitor quis lectus quis gravida. Ut at fermentum libero. Duis et placerat ligula. Morbi pretium mi vitae rhoncus laoreet. Sed ut suscipit nisl. Vestibulum nisi diam, lacinia sit amet blandit ut, ultrices ac metus.</text:p>
      <text:p text:style-name="Standard"/>
      <text:p text:style-name="Standard"/>
      <text:p text:style-name="Standard">…<text:span text:style-name="T1">Une passion</text:span></text:p>
      <text:p text:style-name="Standard"/>
      <text:p text:style-name="Standard">Aenean tortor libero, malesuada sollicitudin convallis vitae, consequat vitae nisi. Proin imperdiet, massa sit amet tempus egestas, augue nisi lacinia felis, a placerat ante nulla in mauris. Mauris viverra eu orci sed pellentesque. Integer ac ullamcorper lectus. Vivamus et arcu quis ipsum sollicitudin elementum. Mauris vestibulum imperdiet nisi a vehicula. Nulla suscipit malesuada purus vitae malesuada. Donec rhoncus ipsum quis orci porttitor, id luctus neque scelerisque. Vestibulum ante ipsum primis in faucibus orci luctus et ultrices posuere cubilia curae; In gravida molestie nisi eget bibendum. Maecenas pharetra hendrerit eros vitae accumsan. In hac habitasse platea dictumst.</text:p>
      <text:p text:style-name="Standard"/>
      <text:p text:style-name="Standard">Praesent in elit sagittis, imperdiet enim id, congue tortor. Vestibulum mattis ligula porta quam tempor sollicitudin at vitae risus. Mauris sed neque neque. Maecenas vitae luctus quam, ac pellentesque ligula. Mauris convallis velit lacus, quis elementum nisi laoreet et. Nullam sollicitudin urna id convallis rutrum. Proin eget imperdiet sem.</text:p>
      <text:p text:style-name="Standard"/>
      <text:p text:style-name="Standard">Lorem ipsum dolor sit amet, consectetur adipiscing elit. Vestibulum vel erat commodo, dictum lorem ac, semper sem. Mauris pulvinar leo at ornare tempus. Donec tincidunt lobortis lectus, in feugiat elit semper id. In dapibus mauris ut efficitur laoreet. Nunc quis lorem quis mi aliquam elementum a sed nibh. Sed lectus sem, hendrerit at lobortis id, molestie id nulla. Donec imperdiet et nunc ac consequat. Nam vestibulum augue eni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0T12:12:49.706000000</meta:creation-date>
    <dc:date>2023-01-10T18:57:55.019000000</dc:date>
    <meta:editing-duration>PT6H45M14S</meta:editing-duration>
    <meta:editing-cycles>2</meta:editing-cycles>
    <meta:generator>LibreOffice/7.3.6.2$Windows_X86_64 LibreOffice_project/c28ca90fd6e1a19e189fc16c05f8f8924961e12e</meta:generator>
    <meta:document-statistic meta:table-count="0" meta:image-count="0" meta:object-count="0" meta:page-count="1" meta:paragraph-count="8" meta:word-count="431" meta:character-count="2967" meta:non-whitespace-character-count="2544"/>
  </office:meta>
</office:document-meta>
</file>